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6pt solid #000000" style:vertical-align="middle"/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8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13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8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Désignation</text:p>
          </table:table-cell>
          <table:table-cell table:style-name="ce5" office:value-type="string" calcext:value-type="string">
            <text:p>Fabricant</text:p>
          </table:table-cell>
          <table:table-cell table:style-name="ce5" office:value-type="string" calcext:value-type="string">
            <text:p>Ref_fab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-L</text:p>
          </table:table-cell>
          <table:table-cell table:style-name="ce10" office:value-type="string" calcext:value-type="string">
            <text:p>E-l</text:p>
          </table:table-cell>
          <table:table-cell table:style-name="ce14" office:value-type="string" calcext:value-type="string">
            <text:p>Distributeur</text:p>
          </table:table-cell>
          <table:table-cell table:style-name="ce14" office:value-type="string" calcext:value-type="string">
            <text:p>Ref_distrib</text:p>
          </table:table-cell>
          <table:table-cell table:style-name="ce14" office:value-type="string" calcext:value-type="string">
            <text:p>Qte</text:p>
          </table:table-cell>
          <table:table-cell table:style-name="ce16" office:value-type="string" calcext:value-type="string">
            <text:p>Prix HT</text:p>
          </table:table-cell>
          <table:table-cell table:style-name="ce16" office:value-type="string" calcext:value-type="string">
            <text:p>Prix TTC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E-rupteur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Fiche 230V</text:p>
          </table:table-cell>
          <table:table-cell table:style-name="ce5" office:value-type="string" calcext:value-type="string">
            <text:p>IMP 3D</text:p>
          </table:table-cell>
          <table:table-cell table:style-name="ce5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Module <text:s/>alim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1" office:value-type="string" calcext:value-type="string">
            <text:p>Interface de montage alim</text:p>
          </table:table-cell>
          <table:table-cell table:style-name="ce5" office:value-type="string" calcext:value-type="string">
            <text:p>IMP 3D</text:p>
          </table:table-cell>
          <table:table-cell table:style-name="ce5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3" office:value-type="string" calcext:value-type="string">
            <text:p>Mounting Kit</text:p>
          </table:table-cell>
          <table:table-cell table:style-name="ce6" office:value-type="string" calcext:value-type="string">
            <text:p>VIGORTRONIX</text:p>
          </table:table-cell>
          <table:table-cell table:style-name="ce8" office:value-type="string" calcext:value-type="string">
            <text:p>VTX-214-PCB1</text:p>
          </table:table-cell>
          <table:table-cell table:style-name="ce10" office:value-type="float" office:value="86.7" calcext:value-type="float">
            <text:p>86,7</text:p>
          </table:table-cell>
          <table:table-cell table:style-name="ce10" office:value-type="float" office:value="45.5" calcext:value-type="float">
            <text:p>45,5</text:p>
          </table:table-cell>
          <table:table-cell table:style-name="ce10" office:value-type="float" office:value="80" calcext:value-type="float">
            <text:p>80,0</text:p>
          </table:table-cell>
          <table:table-cell table:style-name="ce10" office:value-type="float" office:value="38" calcext:value-type="float">
            <text:p>38,0</text:p>
          </table:table-cell>
          <table:table-cell table:style-name="ce14" office:value-type="string" calcext:value-type="string">
            <text:p>Farnell</text:p>
          </table:table-cell>
          <table:table-cell table:style-name="ce8" office:value-type="float" office:value="2464718" calcext:value-type="float">
            <text:p>246471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currency" office:currency="EUR" office:value="12.57" calcext:value-type="currency">
            <text:p>12,57 €</text:p>
          </table:table-cell>
          <table:table-cell table:style-name="ce17"/>
          <table:table-cell office:value-type="string" calcext:value-type="string">
            <table:cell-range-source table:name="HTML_1" xlink:type="simple" xlink:href="http://fr.farnell.com/vigortronix/vtx-214-pcb1/convertisseur-ac-dc-kit-montag/dp/2464718?" table:filter-name="calc_HTML_WebQuery" table:filter-options="0 0" table:last-column-spanned="1" table:last-row-spanned="1"/>
            <text:p><text:a xlink:href="http://fr.farnell.com/vigortronix/vtx-214-pcb1/convertisseur-ac-dc-kit-montag/dp/2464718?" xlink:type="simple">http://fr.farnell.com/vigortronix/vtx-214-pcb1/convertisseur-ac-dc-kit-montag/dp/2464718?</text:a></text:p>
          </table:table-cell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1" office:value-type="string" calcext:value-type="string">
            <text:p>Alimentation montage PCB AC/DC</text:p>
          </table:table-cell>
          <table:table-cell table:style-name="ce6" office:value-type="string" calcext:value-type="string">
            <text:p>VIGORTRONIX</text:p>
          </table:table-cell>
          <table:table-cell table:style-name="ce6" office:value-type="string" calcext:value-type="string">
            <text:p>VTX-214-010-105</text:p>
          </table:table-cell>
          <table:table-cell table:style-name="ce11" table:number-columns-repeated="4"/>
          <table:table-cell table:style-name="ce14" office:value-type="string" calcext:value-type="string">
            <text:p>Farnell</text:p>
          </table:table-cell>
          <table:table-cell table:style-name="ce14" office:value-type="float" office:value="2401050" calcext:value-type="float">
            <text:p>24010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currency" office:currency="EUR" office:value="10.1" calcext:value-type="currency">
            <text:p>10,10 €</text:p>
          </table:table-cell>
          <table:table-cell table:style-name="ce17"/>
          <table:table-cell office:value-type="string" calcext:value-type="string">
            <text:p><text:a xlink:href="http://fr.farnell.com/vigortronix/vtx-214-010-105/conv-ac-dc-fixe-1-o-p-10w-5v/dp/2401050?ost=VTX-214-010-105&amp;selectedCategoryId=&amp;categoryName=Toutes+les+catégories&amp;categoryNameResp=Toutes+les+catégories%25" xlink:type="simple">http://fr.farnell.com/vigortronix/vtx-214-010-105/conv-ac-dc-fixe-1-o-p-10w-5v/dp/2401050?ost=VTX-214-010-105&amp;selectedCategoryId=&amp;categoryName=Toutes+les+cat%C3%A9gories&amp;categoryNameResp=Toutes+les+cat%C3%A9gories%</text:a>C3%A9gories</text:p>
          </table:table-cell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Module relais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1" office:value-type="string" calcext:value-type="string">
            <text:p>Interface de montage relais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4" office:value-type="string" calcext:value-type="string">
            <text:p>Dual Relay Board</text:p>
          </table:table-cell>
          <table:table-cell table:style-name="ce5" office:value-type="string" calcext:value-type="string">
            <text:p>Phidgets</text:p>
          </table:table-cell>
          <table:table-cell table:style-name="ce9" office:value-type="string" calcext:value-type="string">
            <text:p>3051_1</text:p>
          </table:table-cell>
          <table:table-cell table:style-name="ce12" table:number-columns-repeated="4"/>
          <table:table-cell table:style-name="ce14" office:value-type="string" calcext:value-type="string">
            <text:p>En stock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/>
          <table:table-cell table:style-name="ce17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://www.phidgets.com/products.php?category=9&amp;product_id=3051_1" xlink:type="simple">http://www.phidgets.com/products.php?category=9&amp;product_id=3051_1</text:a></text:p>
          </table:table-cell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Carte raspberry</text:p>
          </table:table-cell>
          <table:table-cell table:style-name="ce5" table:number-columns-repeated="2"/>
          <table:table-cell table:style-name="ce10" office:value-type="float" office:value="85" calcext:value-type="float">
            <text:p>85,0</text:p>
          </table:table-cell>
          <table:table-cell table:style-name="ce10" office:value-type="float" office:value="56" calcext:value-type="float">
            <text:p>56,0</text:p>
          </table:table-cell>
          <table:table-cell table:style-name="ce10" office:value-type="float" office:value="58" calcext:value-type="float">
            <text:p>58,0</text:p>
          </table:table-cell>
          <table:table-cell table:style-name="ce10" office:value-type="float" office:value="49" calcext:value-type="float">
            <text:p>49,0</text:p>
          </table:table-cell>
          <table:table-cell table:style-name="ce14" office:value-type="string" calcext:value-type="string">
            <text:p>Farnell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7" table:number-columns-repeated="2"/>
          <table:table-cell office:value-type="string" calcext:value-type="string">
            <text:p><text:a xlink:href="http://www.element14.com/community/community/raspberry-pi/raspberrypi2?ICID=rpimain-feature-products" xlink:type="simple">http://www.element14.com/community/community/raspberry-pi/raspberrypi2?ICID=rpimain-feature-products</text:a></text:p>
          </table:table-cell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Module Microcontrôleur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1" office:value-type="string" calcext:value-type="string">
            <text:p>Interface de montage MC</text:p>
          </table:table-cell>
          <table:table-cell table:style-name="ce5" office:value-type="string" calcext:value-type="string">
            <text:p>IMP 3D</text:p>
          </table:table-cell>
          <table:table-cell table:style-name="ce5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</text:p>
          </table:table-cell>
          <table:table-cell table:style-name="ce1" office:value-type="string" calcext:value-type="string">
            <text:p>Carte microcontrôleur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>
            <text:p>●●●</text:p>
          </table:table-cell>
          <table:table-cell table:style-name="ce1" office:value-type="string" calcext:value-type="string">
            <text:p>Arduino nano</text:p>
          </table:table-cell>
          <table:table-cell table:style-name="ce5" table:number-columns-repeated="2"/>
          <table:table-cell table:style-name="ce10" table:number-columns-repeated="4"/>
          <table:table-cell table:style-name="ce14" office:value-type="string" calcext:value-type="string">
            <text:p>Farnell</text:p>
          </table:table-cell>
          <table:table-cell table:style-name="ce14" office:value-type="float" office:value="1848691" calcext:value-type="float">
            <text:p>184869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currency" office:currency="EUR" office:value="40.63" calcext:value-type="currency">
            <text:p>40,63 €</text:p>
          </table:table-cell>
          <table:table-cell table:style-name="ce17"/>
          <table:table-cell office:value-type="string" calcext:value-type="string">
            <text:p><text:a xlink:href="http://fr.farnell.com/arduino/a000005/carte-arduino-nano/dp/1848691?ost=Aruino+nano&amp;selectedCategoryId=&amp;categoryName=Toutes+les+cat%C3%A9gories&amp;categoryNameResp=Toutes+les+cat%C3%A9gories#Farnell" xlink:type="simple">http://fr.farnell.com/arduino/a000005/carte-arduino-nano/dp/1848691?ost=Aruino+nano&amp;selectedCategoryId=&amp;categoryName=Toutes+les+catégories&amp;categoryNameResp=Toutes+les+catégories#Farnell</text:a></text:p>
          </table:table-cell>
        </table:table-row>
        <table:table-row table:style-name="ro2">
          <table:table-cell table:style-name="ce2" office:value-type="string" calcext:value-type="string">
            <text:p>●</text:p>
          </table:table-cell>
          <table:table-cell table:style-name="ce1" office:value-type="string" calcext:value-type="string">
            <text:p>Face avant</text:p>
          </table:table-cell>
          <table:table-cell table:style-name="ce5" table:number-columns-repeated="2"/>
          <table:table-cell table:style-name="ce10" table:number-columns-repeated="4"/>
          <table:table-cell table:style-name="ce14" table:number-columns-repeated="3"/>
          <table:table-cell table:style-name="ce17"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te de crédit</text:p>
          </table:table-cell>
          <table:table-cell table:number-columns-repeated="2"/>
          <table:table-cell office:value-type="float" office:value="85" calcext:value-type="float">
            <text:p>85,0</text:p>
          </table:table-cell>
          <table:table-cell office:value-type="float" office:value="54" calcext:value-type="float">
            <text:p>54,0</text:p>
          </table:table-cell>
          <table:table-cell table:number-columns-repeated="8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nclature du e-rupteur</text:span></text:p>
      </style:header>
      <style:header-left style:display="false"/>
      <style:footer>
        <style:region-left>
          <text:p><text:sheet-name>???</text:sheet-name>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6:16:07.984140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7:33:41.460213140</meta:creation-date>
    <dc:date>2016-01-11T16:23:32.133016306</dc:date>
    <meta:editing-duration>PT42M30S</meta:editing-duration>
    <meta:editing-cycles>6</meta:editing-cycles>
    <meta:generator>LibreOffice/4.2.8.2$Linux_X86_64 LibreOffice_project/420m0$Build-2</meta:generator>
    <meta:print-date>2016-01-11T13:34:09.194501132</meta:print-date>
    <meta:document-statistic meta:table-count="1" meta:cell-count="85" meta:object-count="0"/>
  </office:meta>
</office:document-meta>
</file>